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, Helvetica, sans-serif"/>
    <style:font-face style:name="Microsoft Yahei" svg:font-family="'Microsoft Yahei', 'Helvetica Neue', 'Luxi Sans', 'DejaVu Sans', Tahoma, 'Hiragino Sans GB', STHeiti"/>
    <style:font-face style:name="OpenSymbol" svg:font-family="OpenSymbol"/>
    <style:font-face style:name="Verdana1" svg:font-family="Verdana, Tahoma, Arial, sans-serif"/>
    <style:font-face style:name="Verdana" svg:font-family="Verdana, sans-serif"/>
    <style:font-face style:name="arial" svg:font-family="arial, sans-serif, verdana, helvetica"/>
    <style:font-face style:name="Sans" svg:font-family="Sans" style:font-family-generic="swiss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404040" fo:letter-spacing="normal" style:font-name-asian="Arial" style:font-size-asian="10.5pt" style:font-style-asian="normal" style:font-weight-asian="normal"/>
    </style:style>
    <style:style style:name="P4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404040" fo:letter-spacing="normal"/>
    </style:style>
    <style:style style:name="P5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404040" style:font-name="Sans" fo:font-size="10pt" fo:letter-spacing="normal" style:font-name-asian="Sans" style:font-size-asian="10pt" style:font-name-complex="Sans" style:font-size-complex="10pt"/>
    </style:style>
    <style:style style:name="P6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000000" fo:letter-spacing="normal" style:font-name-asian="Verdana" style:font-size-asian="9.75pt"/>
    </style:style>
    <style:style style:name="P7" style:family="paragraph" style:parent-style-name="Text_20_body" style:list-style-name=""/>
    <style:style style:name="P8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000000" fo:letter-spacing="normal" style:font-name-asian="Verdana" style:font-size-asian="9.75pt"/>
    </style:style>
    <style:style style:name="P9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333333" fo:letter-spacing="0.026cm" style:font-name-asian="Arial1" style:font-size-asian="10.5pt" style:font-style-asian="normal" style:font-weight-asian="normal"/>
    </style:style>
    <style:style style:name="P11" style:family="paragraph" style:parent-style-name="Text_20_body" style:list-style-name="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333333" fo:letter-spacing="0.026cm" style:font-name-asian="Arial1" style:font-size-asian="10.5pt" style:font-style-asian="normal" style:font-weight-asian="normal"/>
    </style:style>
    <style:style style:name="P12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/>
      <style:text-properties fo:font-variant="normal" fo:text-transform="none" fo:color="#404040" fo:letter-spacing="normal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left="0cm" fo:margin-right="0.053cm" fo:margin-top="0cm" fo:margin-bottom="0cm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404040" fo:letter-spacing="normal"/>
    </style:style>
    <style:style style:name="P14" style:family="paragraph" style:parent-style-name="Text_20_body" style:list-style-name="L1">
      <style:paragraph-properties fo:margin-left="0cm" fo:margin-right="0.053cm" fo:margin-top="0cm" fo:margin-bottom="0cm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404040" fo:letter-spacing="normal"/>
    </style:style>
    <style:style style:name="P15" style:family="paragraph" style:parent-style-name="Text_20_body" style:list-style-name="L2">
      <style:paragraph-properties fo:margin-left="0cm" fo:margin-right="0.053cm" fo:margin-top="0cm" fo:margin-bottom="0cm" style:line-height-at-least="0.661cm" fo:text-align="start" style:justify-single-word="false" fo:orphans="2" fo:widows="2" fo:text-indent="0cm" style:auto-text-indent="false" fo:padding="0cm" fo:border="none"/>
      <style:text-properties fo:font-variant="normal" fo:text-transform="none" fo:color="#404040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style:font-size-asian="10.5pt"/>
    </style:style>
    <style:style style:name="T4" style:family="text">
      <style:text-properties style:font-style-asian="normal"/>
    </style:style>
    <style:style style:name="T5" style:family="text">
      <style:text-properties style:font-weight-asian="normal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333333" fo:letter-spacing="0.026cm" style:font-name-asian="Arial1" style:font-weight-asian="normal"/>
    </style:style>
    <style:style style:name="T8" style:family="text">
      <style:text-properties fo:font-variant="normal" fo:text-transform="none" fo:color="#333333" style:font-name="Arial1" fo:font-size="10.5pt" fo:letter-spacing="0.026cm" fo:font-style="normal" fo:font-weight="normal" style:font-name-asian="Arial1" style:font-size-asian="10.5pt" style:font-style-asian="normal" style:font-weight-asian="normal" style:font-name-complex="Sans" style:font-size-complex="10pt"/>
    </style:style>
    <style:style style:name="T9" style:family="text">
      <style:text-properties fo:font-variant="normal" fo:text-transform="none" fo:color="#333333" style:font-name="Arial1" fo:font-size="10.5pt" fo:letter-spacing="0.026cm" fo:font-style="normal" fo:font-weight="normal" style:font-name-complex="Sans" style:font-size-complex="10pt"/>
    </style:style>
    <style:style style:name="T10" style:family="text">
      <style:text-properties fo:font-variant="normal" fo:text-transform="none" fo:color="#102941" style:text-line-through-style="none" style:font-name="Arial1" fo:font-size="10.5pt" fo:letter-spacing="0.026cm" fo:font-style="normal" style:text-underline-style="none" fo:font-weight="normal" style:text-blinking="false" style:font-name-asian="Arial1" style:font-size-asian="10.5pt" style:font-style-asian="normal" style:font-weight-asian="bold" style:font-name-complex="Sans" style:font-size-complex="10pt"/>
    </style:style>
    <style:style style:name="T11" style:family="text">
      <style:text-properties fo:font-variant="normal" fo:text-transform="none" style:font-name-asian="Arial1" style:font-weight-asian="normal"/>
    </style:style>
    <style:style style:name="T12" style:family="text">
      <style:text-properties fo:color="#333333"/>
    </style:style>
    <style:style style:name="T13" style:family="text">
      <style:text-properties fo:color="#333333" style:font-name="Arial1" fo:font-size="10.5pt" fo:letter-spacing="0.026cm" fo:font-style="normal" fo:font-weight="normal" style:font-name-asian="Sans" style:font-size-asian="10pt" style:font-style-asian="normal" style:font-weight-asian="normal" style:font-name-complex="Sans" style:font-size-complex="10pt"/>
    </style:style>
    <style:style style:name="T14" style:family="text">
      <style:text-properties fo:color="#333333" style:font-name="Arial1" fo:font-size="10.5pt" fo:letter-spacing="0.026cm" fo:font-style="normal" fo:font-weight="normal" style:font-name-asian="Arial1" style:font-size-asian="10.5pt" style:font-style-asian="normal" style:font-weight-asian="normal" style:font-name-complex="Sans" style:font-size-complex="10pt"/>
    </style:style>
    <style:style style:name="T15" style:family="text">
      <style:text-properties fo:color="#404040" style:font-name="arial" fo:font-size="10.5pt" fo:font-style="normal" fo:font-weight="normal"/>
    </style:style>
    <style:style style:name="T16" style:family="text">
      <style:text-properties fo:color="#404040" style:font-name-asian="arial"/>
    </style:style>
    <style:style style:name="T17" style:family="text">
      <style:text-properties style:font-name-asian="arial"/>
    </style:style>
    <style:style style:name="T18" style:family="text">
      <style:text-properties style:font-name-asian="arial" style:font-size-asian="10.5pt" style:font-style-asian="normal" style:font-weight-asian="normal"/>
    </style:style>
    <style:style style:name="T19" style:family="text">
      <style:text-properties style:font-name="arial" fo:font-size="10.5pt" fo:font-style="normal" fo:font-weight="normal"/>
    </style:style>
    <style:style style:name="T20" style:family="text">
      <style:text-properties style:font-name="arial" fo:font-size="10.5pt" fo:font-style="normal" fo:font-weight="normal" style:font-name-complex="Sans" style:font-size-complex="10pt"/>
    </style:style>
    <style:style style:name="T21" style:family="text">
      <style:text-properties style:font-name-asian="Verdana"/>
    </style:style>
    <style:style style:name="T22" style:family="text">
      <style:text-properties style:font-size-asian="9.75pt"/>
    </style:style>
    <style:style style:name="T23" style:family="text">
      <style:text-properties fo:color="#000000" style:font-name="Verdana" fo:font-size="9.75pt" fo:font-style="normal" fo:font-weight="normal"/>
    </style:style>
    <style:style style:name="T24" style:family="text">
      <style:text-properties fo:color="#000000" style:font-name="Verdana" fo:font-size="9.75pt" fo:font-style="normal" fo:font-weight="normal" style:font-name-asian="Verdana" style:font-size-asian="9.75pt" style:font-style-asian="normal" style:font-weight-asian="normal"/>
    </style:style>
    <style:style style:name="T25" style:family="text">
      <style:text-properties fo:color="#000000" style:font-name-asian="Verdana" style:font-size-asian="9.75pt" style:font-style-asian="normal" style:font-weight-asian="normal"/>
    </style:style>
    <style:style style:name="T26" style:family="text">
      <style:text-properties fo:color="#000000" style:font-name-asian="Arial" style:font-size-asian="10.5pt" style:font-style-asian="normal" style:font-weight-asian="normal"/>
    </style:style>
    <style:style style:name="T27" style:family="text">
      <style:text-properties fo:color="#00000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/>
    </style:style>
    <style:style style:name="T28" style:family="text">
      <style:text-properties fo:color="#444444" style:font-name="Microsoft Yahei" fo:font-size="12pt" fo:font-style="normal" fo:font-weight="normal" style:font-name-asian="Verdana1" style:font-size-asian="9pt" style:font-style-asian="normal" style:font-weight-asian="normal"/>
    </style:style>
    <style:style style:name="T29" style:family="text">
      <style:text-properties fo:color="#444444" style:font-name="Verdana1" fo:font-size="9pt" fo:font-style="normal" fo:font-weight="normal" style:font-name-asian="Microsoft Yahei" style:font-size-asian="12pt" style:font-style-asian="normal" style:font-weight-asian="normal"/>
    </style:style>
    <style:style style:name="T30" style:family="text">
      <style:text-properties fo:color="#444444" fo:font-style="normal" fo:font-weight="normal" style:font-style-asian="normal" style:font-weight-asian="normal"/>
    </style:style>
    <style:style style:name="T31" style:family="text">
      <style:text-properties fo:color="#444444" style:font-name="Sans" fo:font-size="10pt" fo:font-style="normal" fo:font-weight="normal" style:font-name-asian="Sans" style:font-size-asian="10pt" style:font-style-asian="normal" style:font-weight-asian="normal" style:font-name-complex="Sans" style:font-size-complex="10pt"/>
    </style:style>
    <style:style style:name="T32" style:family="text">
      <style:text-properties fo:color="#444444" style:font-name="Sans" fo:font-size="10pt" fo:font-style="normal" fo:font-weight="normal" style:font-name-asian="Arial1" style:font-size-asian="10.5pt" style:font-style-asian="normal" style:font-weight-asian="normal" style:font-name-complex="Sans" style:font-size-complex="10pt"/>
    </style:style>
    <style:style style:name="T33" style:family="text">
      <style:text-properties fo:color="#444444" style:font-name="Sans" fo:font-size="10pt" fo:letter-spacing="0.026cm" fo:font-style="normal" fo:font-weight="normal" style:font-name-asian="Arial1" style:font-size-asian="10.5pt" style:font-style-asian="normal" style:font-weight-asian="normal" style:font-name-complex="Sans" style:font-size-complex="10pt"/>
    </style:style>
    <style:style style:name="T34" style:family="text">
      <style:text-properties fo:color="#444444" style:font-name="Sans" fo:font-size="10pt" fo:letter-spacing="0.026cm" fo:font-style="normal" fo:font-weight="normal" style:font-name-asian="Sans" style:font-size-asian="10pt" style:font-style-asian="normal" style:font-weight-asian="normal" style:font-name-complex="Sans" style:font-size-complex="10pt"/>
    </style:style>
    <style:style style:name="T35" style:family="text">
      <style:text-properties fo:color="#444444" style:font-name="Arial1" fo:font-size="10.5pt" fo:font-style="normal" fo:font-weight="normal" style:font-name-asian="Sans" style:font-size-asian="10pt" style:font-style-asian="normal" style:font-weight-asian="normal" style:font-name-complex="Sans" style:font-size-complex="10pt"/>
    </style:style>
    <style:style style:name="T36" style:family="text">
      <style:text-properties fo:color="#444444" style:font-name="Arial1" fo:font-size="10.5pt" fo:letter-spacing="0.026cm" fo:font-style="normal" fo:font-weight="normal" style:font-name-asian="Sans" style:font-size-asian="10pt" style:font-style-asian="normal" style:font-weight-asian="normal" style:font-name-complex="Sans" style:font-size-complex="10pt"/>
    </style:style>
    <style:style style:name="T37" style:family="text">
      <style:text-properties style:font-name="Arial1" fo:font-size="10.5pt" fo:font-style="normal" fo:font-weight="normal" style:font-name-asian="Arial1" style:font-size-asian="10.5pt" style:font-style-asian="normal" style:font-weight-asian="normal" style:font-name-complex="Sans" style:font-size-complex="10pt"/>
    </style:style>
    <style:style style:name="T38" style:family="text">
      <style:text-properties style:font-name="Arial1" fo:font-size="10.5pt" fo:font-style="normal" fo:font-weight="normal" style:font-name-complex="Sans" style:font-size-complex="10pt"/>
    </style:style>
    <style:style style:name="T39" style:family="text">
      <style:text-properties style:font-name="Arial1" fo:font-size="10.5pt" fo:font-style="normal" fo:font-weight="normal" style:font-name-asian="arial" style:font-name-complex="Sans" style:font-size-complex="10pt"/>
    </style:style>
    <style:style style:name="T40" style:family="text">
      <style:text-properties style:font-name-asian="Arial1"/>
    </style:style>
    <style:style style:name="T41" style:family="text">
      <style:text-properties fo:letter-spacing="0.026cm"/>
    </style:style>
    <style:style style:name="T42" style:family="text">
      <style:text-properties fo:color="#102941" style:text-line-through-style="none" style:font-name="Arial1" fo:font-size="10.5pt" fo:letter-spacing="0.026cm" fo:font-style="normal" style:text-underline-style="none" fo:font-weight="normal" style:text-blinking="false" style:font-name-asian="Arial1" style:font-size-asian="10.5pt" style:font-style-asian="normal" style:font-weight-asian="bold" style:font-name-complex="Sans" style:font-size-complex="10pt"/>
    </style:style>
    <style:style style:name="T43" style:family="text">
      <style:text-properties fo:color="#102941" style:text-line-through-style="none" style:font-name="Arial1" fo:font-size="10.5pt" fo:letter-spacing="0.026cm" fo:font-style="normal" style:text-underline-style="none" fo:font-weight="bold" style:text-blinking="false" style:font-name-asian="Sans" style:font-size-asian="10pt" style:font-style-asian="normal" style:font-weight-asian="normal" style:font-name-complex="Sans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19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19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 日志系统分析</text:p>
      <text:p text:style-name="Text_20_body">日志系统的主要解决的问题是记录系统的运行轨迹，在这个基础上，进行跟踪分析错误，审计系统运行流程。</text:p>
      <text:p text:style-name="Text_20_body"/>
      <text:p text:style-name="Text_20_body">日志系统的内容可以分为<text:span text:style-name="T1">2</text:span>类，一类可是业务级别的日志，主要供终端用户来分析他们业务过程；另一类是系统级别的日志，供开发者维护系统的稳定。</text:p>
      <text:p text:style-name="Text_20_body"/>
      <text:p text:style-name="Text_20_body"><text:span text:style-name="T1">1</text:span>、日志来源<text:line-break/> 日志内容可以来源于任何其他系统，是个格式化的缓冲区。日志系统必须提供一个简单的规则，为后续的管理和检索提供方便性和灵活性。在<text:line-break/><text:span text:style-name="T1">2</text:span>、日志控制<text:line-break/> 系统控制的重点在于控制日志内容在日志系统中的流转过程。比如日志输出目的地，比如日志的输出级别。 <text:s text:c="2"/>日志输出<text:line-break/>倾向于将日志输出到文件。但对一个完善的日志系统，日志输出和日志存储又是有区别的。日志存储是日志输出到文件的一种方式。日志输出也是日志控制的一个内容。<text:line-break/><text:span text:style-name="T1">3</text:span>、日志存储<text:line-break/>日志存储在很多小型系统往往并不需要关注，一个可靠性要求很高的系统中，对日志存储却是极为苛刻。就是在现在的数据库系统中，也必须依赖日志的存在，来还原操作。</text:p>
      <text:p text:style-name="Text_20_body"/>
      <text:p text:style-name="Text_20_body">关键特征：</text:p>
      <text:p text:style-name="Text_20_body"><text:span text:style-name="T16">解耦（应用端与分析端）、支持近实时和离线、扩展性、日志分类、连接池</text:span></text:p>
      <text:p text:style-name="P1"/>
      <text:p text:style-name="P1"><text:span text:style-name="T15">Scribe</text:span>实例：</text:p>
      <text:p text:style-name="P1"><draw:frame draw:style-name="fr1" draw:name="图形1" text:anchor-type="as-char" svg:y="-6.608cm" svg:width="16.722cm" svg:height="6.509cm" draw:z-index="0"><draw:image xlink:href="http://static.open-open.com/lib/uploadImg/20120112/20120112084533_856.gif" xlink:type="simple" xlink:show="embed" xlink:actuate="onLoad"/></draw:frame></text:p>
      <text:p text:style-name="P3"><text:span text:style-name="T19">scribe</text:span><text:span text:style-name="T17">从各种数据源上收集数据，放到一个共享队列上，然后</text:span><text:span text:style-name="T19">push</text:span><text:span text:style-name="T17">到后端的中央存储系统上。当中央存储系统出现故障时，</text:span><text:span text:style-name="T19">scribe</text:span><text:span text:style-name="T17">可以暂时把日志写到本地文件中，待中央存储系统恢复性能后，</text:span><text:span text:style-name="T19">scribe</text:span><text:span text:style-name="T17">把本地日志续传到中央存储系统上。</text:span></text:p>
      <text:p text:style-name="P1"/>
      <text:p text:style-name="Text_20_body">libra_logclient</text:p>
      <text:p text:style-name="Text_20_body"><text:span text:style-name="T2">1、Jetlang</text:span></text:p>
      <text:p text:style-name="Text_20_body"><text:span text:style-name="T23">Jetlang </text:span><text:span text:style-name="T25">是 </text:span><text:span text:style-name="T23">JDK 1.5 </text:span><text:span text:style-name="T25">中的 </text:span><text:span text:style-name="T23">java.util.concurrent (Java</text:span><text:span text:style-name="T24">线程库</text:span><text:span text:style-name="T23">)</text:span><text:span text:style-name="T25">包的补充，可用于基于并发消息机制的应用。该类库不提供远程的消息功能，其设计的宗旨是实现一个内存中的消息传递机制。</text:span></text:p>
      <text:p text:style-name="Text_20_body"><text:soft-page-break/><text:span text:style-name="T26">关键字：本地</text:span><text:span text:style-name="T2">内存 批量 消息队列</text:span></text:p>
      <text:p text:style-name="Text_20_body"><text:span text:style-name="T2"/></text:p>
      <text:p text:style-name="Text_20_body"><text:span text:style-name="T2">2、thrift client</text:span></text:p>
      <text:p text:style-name="Text_20_body"><text:span text:style-name="T28">二进制的高性能的通讯中间件，相对于</text:span><text:span text:style-name="T29">JSON</text:span><text:span text:style-name="T28">和</text:span><text:span text:style-name="T29">xml</text:span><text:span text:style-name="T28">无论在性能、传输大小上有明显的优势，</text:span></text:p>
      <text:p text:style-name="Text_20_body"><text:span text:style-name="T28">关键字：性能、跨语言</text:span></text:p>
      <text:p text:style-name="Text_20_body"><text:span text:style-name="T28"/></text:p>
      <text:p text:style-name="Text_20_body"><text:span text:style-name="T28">3、zookeeper</text:span></text:p>
      <text:p text:style-name="Text_20_body"><text:span text:style-name="T28">分布式协调，</text:span><text:span text:style-name="T31">应用配置项管理</text:span><text:span text:style-name="T28">。</text:span><text:span text:style-name="T31">提供基于类似于文件系统的目录节点树方式的数据存储。</text:span></text:p>
      <text:p text:style-name="Text_20_body"><text:span text:style-name="T31">关键字：节点数据 、网络地址</text:span></text:p>
      <text:p text:style-name="P6"><text:span text:style-name="T31"/></text:p>
      <text:p text:style-name="P6"><text:span text:style-name="T31"/></text:p>
      <text:p text:style-name="P6"><text:span text:style-name="T31">libra_logrouter</text:span></text:p>
      <text:p text:style-name="P6"><text:span text:style-name="T31">1、</text:span><text:span text:style-name="T36">disruptor</text:span></text:p>
      <text:p text:style-name="P6"><text:span text:style-name="T36">disruptor</text:span><text:span text:style-name="T33">是一个高性能的异步处理框架，认为是最快的消息框架</text:span><text:span text:style-name="T36">(</text:span><text:span text:style-name="T33">轻量的</text:span><text:span text:style-name="T36">JMS).</text:span></text:p>
      <text:p text:style-name="Text_20_body"><text:bookmark text:name="body_23136212"/><text:span text:style-name="T13">disruptor</text:span><text:span text:style-name="T14">最大特点是高性能，MAX架构每秒</text:span><text:span text:style-name="T13">6</text:span><text:span text:style-name="T14">百万订单，用</text:span><text:span text:style-name="T13">1</text:span><text:span text:style-name="T14">微秒的延迟获得吞吐量为</text:span><text:span text:style-name="T13">100K+</text:span><text:span text:style-name="T14">。</text:span></text:p>
      <text:p text:style-name="P7"><text:bookmark text:name="body_231362121"/><text:span text:style-name="T14">RingBuffer根据多核CPU的高速</text:span><text:bookmark text:name="id_http://www.jdon.com/cache.html"/><text:a xlink:type="simple" xlink:href="http://www.jdon.com/cache.html"><text:span text:style-name="T42">缓存</text:span></text:a><text:span text:style-name="T14">设计特点进行了优化。</text:span><text:bookmark text:name="body_231362122"/><text:span text:style-name="T14">让每个CPU运行一个线程，多个CPU就是多线程并发模式。</text:span></text:p>
      <text:p text:style-name="P7"><text:span text:style-name="T14">1、ring buffer是一个大的数组.2.RingBuffer里所有指针都是Java longs (64字节) </text:span><text:bookmark text:name="body_231363178"/><text:span text:style-name="T14">3、RingBuffer只有当前序列号，没有终点序列号，其中数据不会被取出后消除。</text:span></text:p>
      <text:p text:style-name="P7"><text:bookmark text:name="body_231362123"/><text:span text:style-name="T37">传统消息框架使用Queue队列，如JDK LinkedList等数据结构实现，RingBuffer比Linked之类数据结构要快，因为没有锁，是CPU友好型的。另外一个不同的地方是不会在清除RingBuffer中数据，只会覆盖，这样降低了垃圾回收机制启动频率。</text:span></text:p>
      <text:p text:style-name="P7"><text:span text:style-name="T37"/></text:p>
      <text:p text:style-name="P7"><text:span text:style-name="T37"/></text:p>
      <text:p text:style-name="P7"><text:bookmark text:name="body_23136317"/><text:span text:style-name="T8">原因：</text:span><text:bookmark text:name="body_231363172"/><text:span text:style-name="T8">CPU会把数据从内存加载到高速</text:span><text:bookmark text:name="id_http://www.jdon.com/cache.html3"/><text:a xlink:type="simple" xlink:href="http://www.jdon.com/cache.html"><text:span text:style-name="T10">缓存</text:span></text:a><text:span text:style-name="T8">中 ,这样可以获得更好的性能，高速</text:span><text:bookmark text:name="id_http://www.jdon.com/cache.html2"/><text:a xlink:type="simple" xlink:href="http://www.jdon.com/cache.html"><text:span text:style-name="T10">缓存</text:span></text:a><text:span text:style-name="T8">默认大小是64 Byte为一个区域。</text:span><text:bookmark text:name="body_231363173"/><text:span text:style-name="T8">发现被加载的数据不足64字节，那么就会加载多个数据</text:span><text:bookmark text:name="body_231363174"/><text:span text:style-name="T8">填满自己的64字节。</text:span><text:bookmark text:name="body_231363175"/><text:span text:style-name="T8">JVM中对象指针等大小都不会超过64字节。一个高速缓冲中可能加载了两个对象指针，</text:span><text:bookmark text:name="body_231363171"/><text:span text:style-name="T8">一个</text:span><text:span text:style-name="T9">CPU</text:span><text:span text:style-name="T8">只能访问</text:span><text:span text:style-name="T9">(</text:span><text:span text:style-name="T8">写</text:span><text:span text:style-name="T9">)</text:span><text:span text:style-name="T8">自己高速</text:span><text:bookmark text:name="id_http://www.jdon.com/cache.html1"/><text:a xlink:type="simple" xlink:href="http://www.jdon.com/cache.html"><text:span text:style-name="T10">缓存</text:span></text:a><text:span text:style-name="T8">区中数据，相当于给这个数据加锁，那么另外一个</text:span><text:span text:style-name="T9">CPU</text:span><text:span text:style-name="T8">同时访问自己高速缓冲中同样数据时将会被锁定不能访问。</text:span></text:p>
      <text:p text:style-name="P7"><text:bookmark text:name="body_231363176"/><text:span text:style-name="T37">解决办法是填满高速缓冲的64字节，不是对象指针等数据不够64字节吗？那么加一些字节填满64字节。</text:span></text:p>
      <text:p text:style-name="P7"><text:span text:style-name="T37"/></text:p>
      <text:p text:style-name="P7"><text:span text:style-name="T37">2、</text:span><text:span text:style-name="T27">ThreadPoolExecutor</text:span></text:p>
      <text:p text:style-name="P11"><text:soft-page-break/><text:span text:style-name="T38"><draw:frame draw:style-name="fr2" draw:name="图形2" text:anchor-type="as-char" svg:width="18.232cm" svg:height="10.141cm" draw:z-index="1"><draw:image xlink:href="http://static.open-open.com/lib/uploadImg/20111209/20111209111944_933.jpg" xlink:type="simple" xlink:show="embed" xlink:actuate="onLoad"/></draw:frame></text:span></text:p>
      <text:p text:style-name="P10"><text:span text:style-name="T38"/></text:p>
      <text:p text:style-name="P12"><text:span text:style-name="T39">第一步，初始的</text:span><text:span text:style-name="T20">poolSize &lt; corePoolSize</text:span><text:span text:style-name="T39">，提交的</text:span><text:span text:style-name="T20">runnable</text:span><text:span text:style-name="T39">任务，会直接做为</text:span><text:span text:style-name="T20">new</text:span><text:span text:style-name="T39">一个</text:span><text:span text:style-name="T20">Thread</text:span><text:span text:style-name="T39">的参数，立马执行</text:span></text:p>
      <text:list xml:id="list585023477" text:style-name="L1">
        <text:list-item>
          <text:p text:style-name="P14"><text:span text:style-name="T18">第二步，当提交的任务数超过了</text:span><text:span text:style-name="T19">corePoolSize</text:span><text:span text:style-name="T18">，就进入了第二步操作。会将当前的</text:span><text:span text:style-name="T19">runable</text:span><text:span text:style-name="T18">提交到一个</text:span><text:span text:style-name="T19">block queue</text:span><text:span text:style-name="T18">中</text:span></text:p>
        </text:list-item>
        <text:list-item>
          <text:p text:style-name="P14"><text:span text:style-name="T18">第三步，如果</text:span><text:span text:style-name="T19">block queue</text:span><text:span text:style-name="T18">是个有界队列，当队列满了之后就进入了第三步。如果</text:span><text:span text:style-name="T19">poolSize &lt; maximumPoolsize</text:span><text:span text:style-name="T18">时，会尝试</text:span><text:span text:style-name="T19">new </text:span><text:span text:style-name="T18">一个</text:span><text:span text:style-name="T19">Thread</text:span><text:span text:style-name="T18">的进行救急处理，立马执行对应的</text:span><text:span text:style-name="T19">runnable</text:span><text:span text:style-name="T18">任务</text:span></text:p>
        </text:list-item>
        <text:list-item>
          <text:p text:style-name="P14"><text:span text:style-name="T18">第四步，如果第三步救急方案也无法处理了，就会走到第四步执行</text:span><text:span text:style-name="T19">reject</text:span><text:span text:style-name="T18">操作。</text:span></text:p>
        </text:list-item>
      </text:list>
      <text:p text:style-name="P10"><text:span text:style-name="T38"/></text:p>
      <text:p text:style-name="P12"><text:span text:style-name="T20">block queue</text:span><text:span text:style-name="T39">有以下几种实现：</text:span><text:span text:style-name="T20"><text:line-break/>1. ArrayBlockingQueue :  </text:span><text:span text:style-name="T39">有界的数组队列</text:span><text:span text:style-name="T20"><text:line-break/>2. LinkedBlockingQueue : </text:span><text:span text:style-name="T39">可支持有界</text:span><text:span text:style-name="T20">/</text:span><text:span text:style-name="T39">无界的队列，使用链表实现</text:span><text:span text:style-name="T20"><text:line-break/>3. PriorityBlockingQueue : </text:span><text:span text:style-name="T39">优先队列，可以针对任务排序</text:span><text:span text:style-name="T20"><text:line-break/>4. SynchronousQueue : </text:span><text:span text:style-name="T39">队列长度为</text:span><text:span text:style-name="T20">1</text:span><text:span text:style-name="T39">的队列，和</text:span><text:span text:style-name="T20">Array</text:span><text:span text:style-name="T39">有点区别就是：</text:span><text:span text:style-name="T20">client thread</text:span><text:span text:style-name="T39">提交到</text:span><text:span text:style-name="T20">block queue</text:span><text:span text:style-name="T39">会是一个阻塞过程，直到有一个</text:span><text:span text:style-name="T20">worker thread</text:span><text:span text:style-name="T39">连接上来</text:span><text:span text:style-name="T20">poll task</text:span><text:span text:style-name="T39">。</text:span></text:p>
      <text:list xml:id="list1104654999" text:style-name="L2">
        <text:list-item>
          <text:p text:style-name="P15"><text:span text:style-name="T19">RejectExecutionHandler</text:span><text:span text:style-name="T18">是针对任务无法处理时的一些自保护处理：</text:span><text:span text:style-name="T19"><text:line-break/>1. Reject </text:span><text:span text:style-name="T18">直接抛出</text:span><text:span text:style-name="T19">Reject exception<text:line-break/>2. Discard </text:span><text:span text:style-name="T18">直接忽略该</text:span><text:span text:style-name="T19">runnable</text:span><text:span text:style-name="T18">，不可取</text:span><text:span text:style-name="T19"><text:line-break/></text:span><text:soft-page-break/><text:span text:style-name="T19">3. DiscardOldest </text:span><text:span text:style-name="T18">丢弃最早入队列的的任务（*）</text:span><text:span text:style-name="T19"><text:line-break/>4. CallsRun </text:span><text:span text:style-name="T18">直接让原先的</text:span><text:span text:style-name="T19">client thread</text:span><text:span text:style-name="T18">做为</text:span><text:span text:style-name="T19">worker</text:span><text:span text:style-name="T18">线程，进行执行</text:span></text:p>
        </text:list-item>
      </text:list>
      <text:p text:style-name="P13"><text:span text:style-name="T18">3、</text:span></text:p>
      <text:p text:style-name="P10"><text:span text:style-name="T38"/></text:p>
      <text:p text:style-name="P9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6"><text:span text:style-name="T36"/></text:p>
      <text:p text:style-name="P6"><text:span text:style-name="T31"/></text:p>
      <text:p text:style-name="P6"><text:span text:style-name="T31"/></text:p>
      <text:p text:style-name="P6"><text:span text:style-name="T31"/></text:p>
      <text:p text:style-name="P5"><text:span text:style-name="T30"/></text:p>
      <text:p text:style-name="P4"><text:span text:style-name="T28"/></text:p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, Helvetica, sans-serif"/>
    <style:font-face style:name="Microsoft Yahei" svg:font-family="'Microsoft Yahei', 'Helvetica Neue', 'Luxi Sans', 'DejaVu Sans', Tahoma, 'Hiragino Sans GB', STHeiti"/>
    <style:font-face style:name="OpenSymbol" svg:font-family="OpenSymbol"/>
    <style:font-face style:name="Verdana1" svg:font-family="Verdana, Tahoma, Arial, sans-serif"/>
    <style:font-face style:name="Verdana" svg:font-family="Verdana, sans-serif"/>
    <style:font-face style:name="arial" svg:font-family="arial, sans-serif, verdana, helvetica"/>
    <style:font-face style:name="Sans" svg:font-family="Sans" style:font-family-generic="swiss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erif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v Pei</meta:initial-creator>
    <meta:creation-date>2013-03-18T15:34:18</meta:creation-date>
    <dc:date>2013-03-18T20:26:33</dc:date>
    <dc:creator>Lv Pei</dc:creator>
    <meta:editing-duration>PT04H06M51S</meta:editing-duration>
    <meta:editing-cycles>8</meta:editing-cycles>
    <meta:generator>OpenOffice.org/3.2$Unix OpenOffice.org_project/320m12$Build-9483</meta:generator>
    <meta:document-statistic meta:table-count="0" meta:image-count="2" meta:object-count="0" meta:page-count="4" meta:paragraph-count="37" meta:word-count="873" meta:character-count="2253"/>
  </office:meta>
</office:document-meta>
</file>